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Georgia" svg:font-family="Georgia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2" style:family="paragraph" style:parent-style-name="Standard" style:master-page-name="Standard">
      <style:paragraph-properties fo:line-height="115%" fo:text-align="justify" style:justify-single-word="false" style:page-number="auto" fo:break-before="auto" fo:break-after="auto" style:writing-mode="lr-tb"/>
    </style:style>
    <style:style style:name="T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Witam i pozdrawiam. Tak jak i Dolar, chciałbym bardzo przeprosić czytelników za ten długi czas oczekiwania na pierwszy numer „Equestria Times”. Chcieliśmy mieć wszystko dopięte na ostatni guzik i dać do niego wszystko, co najlepsze z „Brohoofa”, jak i „MANEzette”. Znajdziecie sporo nowych rzeczy w wyglądzie czasopisma (ukłony w stronę Mactera i jego zespołu technicznego, świetna robota, chłopaki), ciekawe artykuły (których autorami są redaktorzy zarówno „MANEzette”, jak i „Brohoofa”) oraz dokładna praca korektorów. To wszystko wymagało czasu, by ludzie dostosowali się do nowego systemu działania oraz aby wszystko ładnie razem pracowało. </text:span></text:p>
      <text:p text:style-name="P1"><text:span text:style-name="T1">Cieszę się, że mogę już oddać ten pierwszy numer prosto w Wasze ręce. Życzę jak najlepszego czytania i czekajcie na nowe numery „Equestria Times”. <text:s/>Pozdrawia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Georgia" svg:font-family="Georgia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847cm" fo:margin-bottom="0.212cm" loext:contextual-spacing="false" fo:line-height="115%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loext:contextual-spacing="false" fo:line-height="115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loext:contextual-spacing="false" fo:line-height="115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loext:contextual-spacing="false" fo:line-height="115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loext:contextual-spacing="false" fo:line-height="115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line-height="115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15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Windows_x86 LibreOffice_project/edfb5295ba211bd31ad47d0bad0118690f76407d</meta:generator>
    <dc:title/>
    <meta:initial-creator/>
    <meta:editing-cycles>2</meta:editing-cycles>
    <dc:date>2014-10-30T20:10:52.949000000</dc:date>
    <meta:editing-duration>PT1M37S</meta:editing-duration>
    <meta:document-statistic meta:table-count="0" meta:image-count="0" meta:object-count="0" meta:page-count="1" meta:paragraph-count="2" meta:word-count="116" meta:character-count="804" meta:non-whitespace-character-count="688"/>
  </office:meta>
</office:document-meta>
</file>